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meg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</text:p>
          </table:table-cell>
          <table:table-cell table:style-name="ce1" office:value-type="float" office:value="-2.13" calcext:value-type="float" table:number-columns-spanned="4" table:number-rows-spanned="1">
            <text:p>-2.13</text:p>
          </table:table-cell>
          <table:covered-table-cell table:number-columns-repeated="3"/>
          <table:table-cell table:style-name="ce1" office:value-type="float" office:value="-0.76" calcext:value-type="float" table:number-columns-spanned="4" table:number-rows-spanned="1">
            <text:p>-0.76</text:p>
          </table:table-cell>
          <table:covered-table-cell table:style-name="ce1"/>
          <table:covered-table-cell table:number-columns-repeated="2"/>
          <table:table-cell table:style-name="ce1" office:value-type="float" office:value="1.68" calcext:value-type="float" table:number-columns-spanned="4" table:number-rows-spanned="1">
            <text:p>1.68</text:p>
          </table:table-cell>
          <table:covered-table-cell table:number-columns-repeated="3"/>
          <table:table-cell table:style-name="ce1" office:value-type="float" office:value="2.25" calcext:value-type="float" table:number-columns-spanned="4" table:number-rows-spanned="1">
            <text:p>2.25</text:p>
          </table:table-cell>
          <table:covered-table-cell table:style-name="ce1"/>
          <table:covered-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28.92" calcext:value-type="float">
            <text:p>28.92</text:p>
          </table:table-cell>
          <table:table-cell table:formula="of:=2*PI()*[.B5]/18" office:value-type="float" office:value="10.0949843935352" calcext:value-type="float">
            <text:p>10.0949843935352</text:p>
          </table:table-cell>
          <table:table-cell office:value-type="float" office:value="12.37" calcext:value-type="float">
            <text:p>12.37</text:p>
          </table:table-cell>
          <table:table-cell table:formula="of:=1/[.D5]" office:value-type="float" office:value="0.0808407437348424" calcext:value-type="float">
            <text:p>0.0808407437348424</text:p>
          </table:table-cell>
          <table:table-cell office:value-type="float" office:value="24.825" calcext:value-type="float">
            <text:p>24.825</text:p>
          </table:table-cell>
          <table:table-cell table:formula="of:=2*PI()*[.F5]/18" office:value-type="float" office:value="8.66555973615185" calcext:value-type="float">
            <text:p>8.66555973615185</text:p>
          </table:table-cell>
          <table:table-cell office:value-type="float" office:value="21.82" calcext:value-type="float">
            <text:p>21.82</text:p>
          </table:table-cell>
          <table:table-cell table:formula="of:=1/[.H5]" office:value-type="float" office:value="0.0458295142071494" calcext:value-type="float">
            <text:p>0.0458295142071494</text:p>
          </table:table-cell>
          <table:table-cell office:value-type="float" office:value="25.41" calcext:value-type="float">
            <text:p>25.41</text:p>
          </table:table-cell>
          <table:table-cell table:formula="of:=2*PI()*[.J5]/18" office:value-type="float" office:value="8.86976325863518" calcext:value-type="float">
            <text:p>8.86976325863518</text:p>
          </table:table-cell>
          <table:table-cell office:value-type="float" office:value="22.25" calcext:value-type="float">
            <text:p>22.25</text:p>
          </table:table-cell>
          <table:table-cell table:formula="of:=1/[.L5]" office:value-type="float" office:value="0.0449438202247191" calcext:value-type="float">
            <text:p>0.0449438202247191</text:p>
          </table:table-cell>
          <table:table-cell office:value-type="float" office:value="28.92" calcext:value-type="float">
            <text:p>28.92</text:p>
          </table:table-cell>
          <table:table-cell table:formula="of:=2*PI()*[.N5]/18" office:value-type="float" office:value="10.0949843935352" calcext:value-type="float">
            <text:p>10.0949843935352</text:p>
          </table:table-cell>
          <table:table-cell office:value-type="float" office:value="12.37" calcext:value-type="float">
            <text:p>12.37</text:p>
          </table:table-cell>
          <table:table-cell table:formula="of:=1/[.P5]" office:value-type="float" office:value="0.0808407437348424" calcext:value-type="float">
            <text:p>0.0808407437348424</text:p>
          </table:table-cell>
        </table:table-row>
        <table:table-row table:style-name="ro1">
          <table:table-cell/>
          <table:table-cell office:value-type="float" office:value="22.09" calcext:value-type="float">
            <text:p>22.09</text:p>
          </table:table-cell>
          <table:table-cell table:formula="of:=2*PI()*[.B6]/18" office:value-type="float" office:value="7.71086463531095" calcext:value-type="float">
            <text:p>7.71086463531095</text:p>
          </table:table-cell>
          <table:table-cell office:value-type="float" office:value="10.53" calcext:value-type="float">
            <text:p>10.53</text:p>
          </table:table-cell>
          <table:table-cell table:formula="of:=1/[.D6]" office:value-type="float" office:value="0.0949667616334283" calcext:value-type="float">
            <text:p>0.0949667616334283</text:p>
          </table:table-cell>
          <table:table-cell office:value-type="float" office:value="29.0135" calcext:value-type="float">
            <text:p>29.0135</text:p>
          </table:table-cell>
          <table:table-cell table:formula="of:=2*PI()*[.F6]/18" office:value-type="float" office:value="10.1276220505475" calcext:value-type="float">
            <text:p>10.1276220505475</text:p>
          </table:table-cell>
          <table:table-cell office:value-type="float" office:value="22.32" calcext:value-type="float">
            <text:p>22.32</text:p>
          </table:table-cell>
          <table:table-cell table:formula="of:=1/[.H6]" office:value-type="float" office:value="0.0448028673835125" calcext:value-type="float">
            <text:p>0.0448028673835125</text:p>
          </table:table-cell>
          <table:table-cell office:value-type="float" office:value="21.97" calcext:value-type="float">
            <text:p>21.97</text:p>
          </table:table-cell>
          <table:table-cell table:formula="of:=2*PI()*[.J6]/18" office:value-type="float" office:value="7.66897673326308" calcext:value-type="float">
            <text:p>7.66897673326308</text:p>
          </table:table-cell>
          <table:table-cell office:value-type="float" office:value="20.66" calcext:value-type="float">
            <text:p>20.66</text:p>
          </table:table-cell>
          <table:table-cell table:formula="of:=1/[.L6]" office:value-type="float" office:value="0.0484027105517909" calcext:value-type="float">
            <text:p>0.0484027105517909</text:p>
          </table:table-cell>
          <table:table-cell office:value-type="float" office:value="22.09" calcext:value-type="float">
            <text:p>22.09</text:p>
          </table:table-cell>
          <table:table-cell table:formula="of:=2*PI()*[.N6]/18" office:value-type="float" office:value="7.71086463531095" calcext:value-type="float">
            <text:p>7.71086463531095</text:p>
          </table:table-cell>
          <table:table-cell office:value-type="float" office:value="10.53" calcext:value-type="float">
            <text:p>10.53</text:p>
          </table:table-cell>
          <table:table-cell table:formula="of:=1/[.P6]" office:value-type="float" office:value="0.0949667616334283" calcext:value-type="float">
            <text:p>0.0949667616334283</text:p>
          </table:table-cell>
        </table:table-row>
        <table:table-row table:style-name="ro1">
          <table:table-cell/>
          <table:table-cell office:value-type="float" office:value="24.097" calcext:value-type="float">
            <text:p>24.097</text:p>
          </table:table-cell>
          <table:table-cell table:formula="of:=2*PI()*[.B7]/18" office:value-type="float" office:value="8.41143979706147" calcext:value-type="float">
            <text:p>8.41143979706147</text:p>
          </table:table-cell>
          <table:table-cell office:value-type="float" office:value="9.91" calcext:value-type="float">
            <text:p>9.91</text:p>
          </table:table-cell>
          <table:table-cell table:formula="of:=1/[.D7]" office:value-type="float" office:value="0.100908173562059" calcext:value-type="float">
            <text:p>0.100908173562059</text:p>
          </table:table-cell>
          <table:table-cell office:value-type="float" office:value="28.92" calcext:value-type="float">
            <text:p>28.92</text:p>
          </table:table-cell>
          <table:table-cell table:formula="of:=2*PI()*[.F7]/18" office:value-type="float" office:value="10.0949843935352" calcext:value-type="float">
            <text:p>10.0949843935352</text:p>
          </table:table-cell>
          <table:table-cell office:value-type="float" office:value="21.62" calcext:value-type="float">
            <text:p>21.62</text:p>
          </table:table-cell>
          <table:table-cell table:formula="of:=1/[.H7]" office:value-type="float" office:value="0.0462534690101758" calcext:value-type="float">
            <text:p>0.0462534690101758</text:p>
          </table:table-cell>
          <table:table-cell office:value-type="float" office:value="20.3" calcext:value-type="float">
            <text:p>20.3</text:p>
          </table:table-cell>
          <table:table-cell table:formula="of:=2*PI()*[.J7]/18" office:value-type="float" office:value="7.08603676309698" calcext:value-type="float">
            <text:p>7.08603676309698</text:p>
          </table:table-cell>
          <table:table-cell office:value-type="float" office:value="16.44" calcext:value-type="float">
            <text:p>16.44</text:p>
          </table:table-cell>
          <table:table-cell table:formula="of:=1/[.L7]" office:value-type="float" office:value="0.0608272506082725" calcext:value-type="float">
            <text:p>0.0608272506082725</text:p>
          </table:table-cell>
          <table:table-cell office:value-type="float" office:value="24.097" calcext:value-type="float">
            <text:p>24.097</text:p>
          </table:table-cell>
          <table:table-cell table:formula="of:=2*PI()*[.N7]/18" office:value-type="float" office:value="8.41143979706147" calcext:value-type="float">
            <text:p>8.41143979706147</text:p>
          </table:table-cell>
          <table:table-cell office:value-type="float" office:value="9.91" calcext:value-type="float">
            <text:p>9.91</text:p>
          </table:table-cell>
          <table:table-cell table:formula="of:=1/[.P7]" office:value-type="float" office:value="0.100908173562059" calcext:value-type="float">
            <text:p>0.100908173562059</text:p>
          </table:table-cell>
        </table:table-row>
        <table:table-row table:style-name="ro1">
          <table:table-cell/>
          <table:table-cell office:value-type="float" office:value="39.935" calcext:value-type="float">
            <text:p>39.935</text:p>
          </table:table-cell>
          <table:table-cell table:formula="of:=2*PI()*[.B8]/18" office:value-type="float" office:value="13.9399447356787" calcext:value-type="float">
            <text:p>13.9399447356787</text:p>
          </table:table-cell>
          <table:table-cell office:value-type="float" office:value="12.52" calcext:value-type="float">
            <text:p>12.52</text:p>
          </table:table-cell>
          <table:table-cell table:formula="of:=1/[.D8]" office:value-type="float" office:value="0.0798722044728434" calcext:value-type="float">
            <text:p>0.0798722044728434</text:p>
          </table:table-cell>
          <table:table-cell office:value-type="float" office:value="23.35" calcext:value-type="float">
            <text:p>23.35</text:p>
          </table:table-cell>
          <table:table-cell table:formula="of:=2*PI()*[.F8]/18" office:value-type="float" office:value="8.15068760681352" calcext:value-type="float">
            <text:p>8.15068760681352</text:p>
          </table:table-cell>
          <table:table-cell office:value-type="float" office:value="17.66" calcext:value-type="float">
            <text:p>17.66</text:p>
          </table:table-cell>
          <table:table-cell table:formula="of:=1/[.H8]" office:value-type="float" office:value="0.0566251415628539" calcext:value-type="float">
            <text:p>0.0566251415628539</text:p>
          </table:table-cell>
          <table:table-cell office:value-type="float" office:value="32.559" calcext:value-type="float">
            <text:p>32.559</text:p>
          </table:table-cell>
          <table:table-cell table:formula="of:=2*PI()*[.J8]/18" office:value-type="float" office:value="11.3652350231367" calcext:value-type="float">
            <text:p>11.3652350231367</text:p>
          </table:table-cell>
          <table:table-cell office:value-type="float" office:value="25.06" calcext:value-type="float">
            <text:p>25.06</text:p>
          </table:table-cell>
          <table:table-cell table:formula="of:=1/[.L8]" office:value-type="float" office:value="0.0399042298483639" calcext:value-type="float">
            <text:p>0.0399042298483639</text:p>
          </table:table-cell>
          <table:table-cell office:value-type="float" office:value="39.935" calcext:value-type="float">
            <text:p>39.935</text:p>
          </table:table-cell>
          <table:table-cell table:formula="of:=2*PI()*[.N8]/18" office:value-type="float" office:value="13.9399447356787" calcext:value-type="float">
            <text:p>13.9399447356787</text:p>
          </table:table-cell>
          <table:table-cell office:value-type="float" office:value="12.52" calcext:value-type="float">
            <text:p>12.52</text:p>
          </table:table-cell>
          <table:table-cell table:formula="of:=1/[.P8]" office:value-type="float" office:value="0.0798722044728434" calcext:value-type="float">
            <text:p>0.0798722044728434</text:p>
          </table:table-cell>
        </table:table-row>
        <table:table-row table:style-name="ro1">
          <table:table-cell/>
          <table:table-cell office:value-type="float" office:value="19.11" calcext:value-type="float">
            <text:p>19.11</text:p>
          </table:table-cell>
          <table:table-cell table:formula="of:=2*PI()*[.B9]/18" office:value-type="float" office:value="6.67064840112233" calcext:value-type="float">
            <text:p>6.67064840112233</text:p>
          </table:table-cell>
          <table:table-cell office:value-type="float" office:value="7.53" calcext:value-type="float">
            <text:p>7.53</text:p>
          </table:table-cell>
          <table:table-cell table:formula="of:=1/[.D9]" office:value-type="float" office:value="0.132802124833997" calcext:value-type="float">
            <text:p>0.132802124833997</text:p>
          </table:table-cell>
          <table:table-cell office:value-type="float" office:value="17.412" calcext:value-type="float">
            <text:p>17.412</text:p>
          </table:table-cell>
          <table:table-cell table:formula="of:=2*PI()*[.F9]/18" office:value-type="float" office:value="6.07793458714505" calcext:value-type="float">
            <text:p>6.07793458714505</text:p>
          </table:table-cell>
          <table:table-cell office:value-type="float" office:value="14.66" calcext:value-type="float">
            <text:p>14.66</text:p>
          </table:table-cell>
          <table:table-cell table:formula="of:=1/[.H9]" office:value-type="float" office:value="0.0682128240109141" calcext:value-type="float">
            <text:p>0.0682128240109141</text:p>
          </table:table-cell>
          <table:table-cell office:value-type="float" office:value="19.67" calcext:value-type="float">
            <text:p>19.67</text:p>
          </table:table-cell>
          <table:table-cell table:formula="of:=2*PI()*[.J9]/18" office:value-type="float" office:value="6.86612527734569" calcext:value-type="float">
            <text:p>6.86612527734569</text:p>
          </table:table-cell>
          <table:table-cell office:value-type="float" office:value="23.604" calcext:value-type="float">
            <text:p>23.604</text:p>
          </table:table-cell>
          <table:table-cell table:formula="of:=1/[.L9]" office:value-type="float" office:value="0.0423657007286901" calcext:value-type="float">
            <text:p>0.0423657007286901</text:p>
          </table:table-cell>
          <table:table-cell office:value-type="float" office:value="19.11" calcext:value-type="float">
            <text:p>19.11</text:p>
          </table:table-cell>
          <table:table-cell table:formula="of:=2*PI()*[.N9]/18" office:value-type="float" office:value="6.67064840112233" calcext:value-type="float">
            <text:p>6.67064840112233</text:p>
          </table:table-cell>
          <table:table-cell office:value-type="float" office:value="7.53" calcext:value-type="float">
            <text:p>7.53</text:p>
          </table:table-cell>
          <table:table-cell table:formula="of:=1/[.P9]" office:value-type="float" office:value="0.132802124833997" calcext:value-type="float">
            <text:p>0.132802124833997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/>
          <table:table-cell office:value-type="float" office:value="0.4984" calcext:value-type="float">
            <text:p>0.4984</text:p>
          </table:table-cell>
          <table:table-cell office:value-type="float" office:value="5.86" calcext:value-type="float">
            <text:p>5.86</text:p>
          </table:table-cell>
        </table:table-row>
        <table:table-row table:style-name="ro1">
          <table:table-cell/>
          <table:table-cell office:value-type="float" office:value="0.9961" calcext:value-type="float">
            <text:p>0.9961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/>
          <table:table-cell office:value-type="float" office:value="0.1493" calcext:value-type="float">
            <text:p>0.1493</text:p>
          </table:table-cell>
          <table:table-cell office:value-type="float" office:value="3.875" calcext:value-type="float">
            <text:p>3.875</text:p>
          </table:table-cell>
        </table:table-row>
        <table:table-row table:style-name="ro1">
          <table:table-cell/>
          <table:table-cell office:value-type="float" office:value="0.19907" calcext:value-type="float">
            <text:p>0.19907</text:p>
          </table:table-cell>
          <table:table-cell office:value-type="float" office:value="3.368" calcext:value-type="float">
            <text:p>3.3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2T17:21:33.579464690</dc:date>
    <meta:editing-duration>PT18M54S</meta:editing-duration>
    <meta:editing-cycles>1</meta:editing-cycles>
    <meta:document-statistic meta:table-count="2" meta:cell-count="99" meta:object-count="0"/>
    <meta:generator>LibreOffice/7.2.1.2$Linux_X86_64 LibreOffice_project/20$Build-2</meta:generator>
  </office:meta>
</office:document-meta>
</file>